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officeooo:paragraph-rsid="000fc841"/>
    </style:style>
    <style:style style:name="P2" style:family="paragraph" style:parent-style-name="Text_20_body">
      <style:text-properties officeooo:rsid="000fc841" officeooo:paragraph-rsid="000fc8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/>
      <style:text-properties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799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22:14:54.070000000</dc:date>
    <meta:editing-duration>PT57M18S</meta:editing-duration>
    <meta:editing-cycles>6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